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language="fr" fo:country="FR"/>
    </style:style>
    <style:style style:name="ce5" style:family="table-cell" style:parent-style-name="Default" style:data-style-name="N37">
      <style:text-properties fo:language="fr" fo:country="FR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" style:family="table-cell" style:parent-style-name="Default">
      <style:text-properties fo:language="fr" fo:country="FR" style:language-asian="zxx" style:country-asian="none" style:language-complex="zxx" style:country-complex="none"/>
    </style:style>
    <style:style style:name="ce3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 table:style-name="ce5" office:value-type="date" office:date-value="2025-01-28" calcext:value-type="date">
            <text:p>01/28/25</text:p>
          </table:table-cell>
          <table:table-cell table:number-columns-repeated="12"/>
        </table:table-row>
        <table:table-row table:style-name="ro1">
          <table:table-cell table:style-name="ce5" office:value-type="date" office:date-value="2025-01-28" calcext:value-type="date">
            <text:p>01/28/25</text:p>
          </table:table-cell>
          <table:table-cell table:number-columns-repeated="12"/>
        </table:table-row>
        <table:table-row table:style-name="ro1">
          <table:table-cell table:style-name="ce5" office:value-type="date" office:date-value="2025-01-28" calcext:value-type="date">
            <text:p>01/28/25</text:p>
          </table:table-cell>
          <table:table-cell table:number-columns-repeated="12"/>
        </table:table-row>
        <table:table-row table:style-name="ro1">
          <table:table-cell table:style-name="ce5" office:value-type="date" office:date-value="2025-01-28" calcext:value-type="date">
            <text:p>01/28/25</text:p>
          </table:table-cell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Count - Date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style-name="ce7" office:value-type="string" calcext:value-type="string">
            <text:p>janv.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2"/>
          <table:table-cell table:style-name="ce3"/>
        </table:table-row>
        <table:table-row table:style-name="ro1">
          <table:table-cell table:number-columns-repeated="10"/>
          <table:table-cell table:style-name="ce3"/>
          <table:table-cell table:number-columns-repeated="2"/>
        </table:table-row>
        <table:table-row table:style-name="ro1">
          <table:table-cell table:number-columns-repeated="12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</table:table-row>
      </table:table>
      <table:named-expressions/>
      <table:data-pilot-tables>
        <table:data-pilot-table table:name="DataPilot1" table:application-data="" table:target-range-address="Sheet1.A11:Sheet1.B13" table:buttons="" table:show-filter-button="false" table:drill-down-on-double-click="false">
          <table:source-cell-range table:cell-range-address="Sheet1.A1:Sheet1.A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Date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Sheet1.A16:Sheet1.B18" table:buttons="Sheet1.A16" table:show-filter-button="false" table:drill-down-on-double-click="false">
          <table:source-cell-range table:cell-range-address="Sheet1.A1:Sheet1.A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Dat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8P0"/>
    </number:currency-style>
    <number:currency-style style:name="N13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40P0"/>
    </number:currency-style>
    <number:currency-style style:name="N142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42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4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6P0"/>
    </number:currency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8P0"/>
    </number:currency-style>
    <number:currency-style style:name="N14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4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9P0"/>
    </number:currency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50P0"/>
    </number:currency-style>
    <number:currency-style style:name="N152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52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52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7:34:22.463817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6:53:23.464788887</meta:creation-date>
    <meta:editing-cycles>15</meta:editing-cycles>
    <meta:editing-duration>PT15M41S</meta:editing-duration>
    <dc:date>2025-11-19T17:36:51.245408339</dc:date>
    <meta:generator>Collabora_OfficeDev/25.04.8.0$Linux_X86_64 LibreOffice_project/c19e15ae9575b1af99eb7e66d1625987e5665727</meta:generator>
    <meta:document-statistic meta:table-count="1" meta:cell-count="11" meta:object-count="0"/>
  </office:meta>
</office:document-meta>
</file>